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fo:font-size="12.5pt" fo:font-weight="bold" style:font-size-asian="12.5pt" style:font-weight-asian="bold" style:font-size-complex="12.5pt" style:font-weight-complex="bold"/>
    </style:style>
    <style:style style:name="P3" style:family="paragraph" style:parent-style-name="Standard">
      <style:paragraph-properties fo:margin-top="0cm" fo:margin-bottom="0.199cm"/>
    </style:style>
    <style:style style:name="P4" style:family="paragraph" style:parent-style-name="Text_20_body">
      <style:paragraph-properties fo:break-before="page"/>
    </style:style>
    <style:style style:name="P5"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nSwitcher 2.1</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h text:style-name="Heading_20_3" text:outline-level="3">2. Verlinkung</text:h>
      <text:p text:style-name="Text_20_body">Seit Windows 2000 gibt es bei Windows sogenannte <text:a xlink:type="simple" xlink:href="http://de.wikipedia.org/wiki/Symbolische_Verknüpfung#Abzweigungspunkte">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3"><draw:frame draw:style-name="fr2" draw:name="Grafik1" text:anchor-type="paragraph" svg:width="13.591cm" svg:height="3.6cm" draw:z-index="0"><draw:image xlink:href="../Doku/StartScreen.png" xlink:type="simple" xlink:show="embed" xlink:actuate="onLoad"/></draw:frame>Bei der Erst-Installation wird eine ini-Datei mit Informationen zu den aktuell bekannten EEP-Versionen (also bis EEP10 alias Eisenbahn X). Sollte diese ini-Datei fehlen, werden diese Informationen beim ersten Start aus dem Internet geladen (siehe „Automatisches Update“ weiter unten). Falls die ini-Datei noch von einer älteren Version des Resourcen-Switchers vorhanden ist, können die Informationen zu den fehlenden neuen EEP-Versionen manuell über die Update-Funktion aus dem Internet geladen werden.</text:p>
      <text:p text:style-name="Text_20_body">Sofern sie dem ResourcenSwitcher bekannt sind, werden alle installierten EEP-Versionen automatisch erkannt und jeweils in einem eigenen Tab dargestellt. Verschiedene Versionen werden komplett getrennt behandelt.</text:p>
      <text:p text:style-name="P4"><draw:frame draw:style-name="fr3" draw:name="Grafik5" text:anchor-type="paragraph" svg:width="5.519cm" svg:height="2.76cm" draw:z-index="4"><draw:image xlink:href="../Doku/ResOrdnerBearbeiten.png" xlink:type="simple" xlink:show="embed" xlink:actuate="onLoad"/></draw:frame>Über die drei rechten Knöpfe können Resourcen-Ordner zur Liste hinzugefügt <draw:frame draw:style-name="fr4" draw:name="Grafik2" text:anchor-type="as-char" svg:width="0.423cm" svg:height="0.423cm" draw:z-index="1"><draw:image xlink:href="../folder_add.png" xlink:type="simple" xlink:show="embed" xlink:actuate="onLoad"/></draw:frame>, bearbeitet <draw:frame draw:style-name="fr4" draw:name="Grafik3" text:anchor-type="as-char" svg:width="0.423cm" svg:height="0.423cm" draw:z-index="2"><draw:image xlink:href="../folder_edit.png" xlink:type="simple" xlink:show="embed" xlink:actuate="onLoad"/></draw:frame>, und aus ihr entfernt <draw:frame draw:style-name="fr4" draw:name="Grafik4" text:anchor-type="as-char" svg:width="0.423cm" svg:height="0.423cm" draw:z-index="3"><draw:image xlink:href="../folder_delete.png" xlink:type="simple" xlink:show="embed" xlink:actuate="onLoad"/></draw:frame> werden. Dabei wird nur der Pfad und eine kurze Beschreibung gespeichert, am Dateisystem selbst wird nichts verändert. Mittels Klick auf <draw:frame draw:style-name="fr4" draw:name="Grafik6" text:anchor-type="as-char" svg:width="1.799cm" svg:height="0.476cm" draw:z-index="5"><draw:image xlink:href="../Doku/ButtonPfad.png" xlink:type="simple" xlink:show="embed" xlink:actuate="onLoad"/></draw:frame> kann die Festplatte bequem nach dem Resourcen-Ordner durchsucht werden.</text:p>
      <text:p text:style-name="Text_20_body">Rote Listeneinträge dienen nur der Information über den aktuellen Resourcen-Ordner, sind aber eigentlich nicht richtig in der Liste vorhanden. Wenn man diesen Eintrag jedoch ändert, wird er richtig in der Liste eingetragen.</text:p>
      <text:p text:style-name="Text_20_body"><draw:frame draw:style-name="fr5" draw:name="Grafik8" text:anchor-type="paragraph" svg:width="8.07cm" svg:height="4.581cm" draw:z-index="6"><draw:image xlink:href="../Doku/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eine Fehlermeldung (siehe rechts).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6" draw:name="Grafik9" text:anchor-type="as-char" svg:width="0.423cm" svg:height="0.423cm" draw:z-index="11"><draw:image xlink:href="../database.png" xlink:type="simple" xlink:show="embed" xlink:actuate="onLoad"/></draw:frame> in der ersten Spalte bedeutet, dass der Registry-Eintrag auf diesen Resourcen-Ordner zeigt.</text:p>
      <text:p text:style-name="Standard"><draw:frame draw:style-name="fr6" draw:name="Grafik10" text:anchor-type="as-char" svg:width="0.423cm" svg:height="0.423cm" draw:z-index="12"><draw:image xlink:href="../database_link.png" xlink:type="simple" xlink:show="embed" xlink:actuate="onLoad"/></draw:frame> in der ersten Spalte bedeutet, dass der Registry-Eintrag auf die Verlinkung zeigt.</text:p>
      <text:p text:style-name="Text_20_body"><draw:frame draw:style-name="fr6" draw:name="Grafik11" text:anchor-type="as-char" svg:width="0.423cm" svg:height="0.423cm" draw:z-index="7"><draw:image xlink:href="../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EEP bemerkt die Änderung des Resourcen-Ordners erst bei einem Neustart.</text:p>
      <text:h text:style-name="Heading_20_2" text:outline-level="2">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P5" text:outline-level="2">Automatisches Update (neu in Version 2.1)</text:h>
      <text:p text:style-name="Text_20_body">Neu in Version 2.1 ist eine Update-Funktion, die automatisch im Internet (genauer: auf meiner Homepage) nach neuen EEP- und Programmversionen sucht. Das Update muss manuell durch einen Klick auf die Schaltfläche <draw:frame draw:style-name="fr6" draw:name="Grafik12" text:anchor-type="as-char" svg:width="0.423cm" svg:height="0.423cm" draw:z-index="13"><draw:image xlink:href="../update.png" xlink:type="simple" xlink:show="embed" xlink:actuate="onLoad"/></draw:frame> rechts oben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Obwohl mir bei Tests keine Fehler aufgefallen sind, übernehme ich keine Verantwortung für auftretende Fehler. Der Einsatz dieses Programms geschieht auf eigene Gefah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So, ich hoffe, dass nun alles wichtige gesagt ist, und ich nichts vergessen habe. Natürlich freue ich mich über Lob, Kritik, Anregungen oder Modellwünsche. Ihr könnt mir entweder eine E-Mail an <text:a xlink:type="simple" xlink:href="mailto:benjamin.hogl@gmx.de">benjamin.hogl@gmx.de</text:a> schreiben, im MEF (<text:a xlink:type="simple" xlink:href="http://www.eepforum.de/">http://www.eepforum.de</text:a>) in meiner Konstrukteurssprechstunde posten oder mich im Sechser-Forum (<text:a xlink:type="simple" xlink:href="http://www.anlagenmeisterei.de/">http://www.anlagenmeisterei.de</text:a>) erreichen.</text:p>
      <text:p text:style-name="Text_20_body">Auch ein Blick auf meine Homepage (<text:a xlink:type="simple" xlink:href="http://emaps.de.vu/">http://emaps.de.vu</text:a>) dürfte sich hin und wieder lohnen...</text:p>
      <text:p text:style-name="Text_20_body">Viel Spaß mit den Modellen wünscht</text:p>
      <text:p text:style-name="P1">Benny (B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100%"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0"><draw:image xlink:href="../../../Eigene%20Modelle/VorlageAnleitungenKopfzeile.jpg" xlink:type="simple" xlink:show="embed" xlink:actuate="onLoad"/></draw:frame></text:p>
      </style:header>
      <style:footer>
        <text:p text:style-name="Header"><text:date style:data-style-name="N76" text:date-value="2014-02-03T22:26:51.23">3. Februar 2014</text:date><text:tab/><text:chapter text:display="name" text:outline-level="1">ResourcenSwitcher 2.1</text:chapter><text:tab/>Seite <text:page-number text:select-page="current">3</text:page-number> von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1T11:03:25.29</meta:creation-date>
    <meta:editing-duration>PT21H50M34S</meta:editing-duration>
    <meta:editing-cycles>16</meta:editing-cycles>
    <meta:generator>OpenOffice.org/3.4$Win32 OpenOffice.org_project/340m1$Build-9590</meta:generator>
    <meta:initial-creator>Benjamin Hogl</meta:initial-creator>
    <dc:date>2014-02-03T22:26:51.19</dc:date>
    <meta:document-statistic meta:table-count="0" meta:image-count="12" meta:object-count="0" meta:page-count="3" meta:paragraph-count="34" meta:word-count="938" meta:character-count="7025"/>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